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Menlo-Regular" fo:font-size="24pt" style:font-name-asian="Menlo-Regular" style:font-size-asian="24pt" style:font-name-complex="Menlo-Regular" style:font-size-complex="24pt"/>
    </style:style>
    <style:style style:name="P2" style:family="paragraph">
      <style:text-properties fo:font-size="20pt"/>
    </style:style>
    <style:style style:name="T1" style:family="text">
      <style:text-properties fo:color="#000000" style:text-outline="false" style:text-line-through-style="none" style:text-line-through-type="none" style:font-name="Menlo-Regular" fo:font-size="24pt" fo:font-style="normal" fo:text-shadow="none" style:text-underline-style="none" fo:font-weight="normal" style:letter-kerning="true" style:font-name-asian="Menlo-Regular" style:font-size-asian="24pt" style:font-style-asian="normal" style:font-weight-asian="normal" style:font-name-complex="Menlo-Regular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 to Fabric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By</text:p>
            <text:p>Julien Aubert</text:p>
            <text:p>- Freelancing consulta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4.954cm" svg:x="2.1cm" svg:y="14.107cm" presentation:class="notes" presentation:user-transformed="true">
            <draw:text-box>
              <text:p>- feel free ask question any time</text:p>
              <text:p/>
              <text:p>- how many prepared laptops? if &lt; half:</text:p>
              <text:p/>
              <text:p>- Install VirtualBox: https://www.virtualbox.org/wiki/Downloads</text:p>
              <text:p>- Install Vagrant: https://www.vagrantup.com/downloads</text:p>
              <text:p>- Clone my repo: git clone X</text:p>
              <text:p/>
              <text:p>Then do the following:</text:p>
              <text:p/>
              <text:p>- cd into X</text:p>
              <text:p>- vagrant up</text:p>
              <text:p>- pip install fabric</text:p>
              <text:p>- fab check</text:p>
              <text:p/>
              <text:p/>
              <text:p/>
            </draw:text-box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t... why?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>
            <draw:text-box>
              <text:p>- Context: SSH into remote machine and manually run commands</text:p>
              <text:p/>
              <text:p>- Replace your workflow with code</text:p>
              <text:p/>
              <text:p><text:tab/>- automated</text:p>
              <text:p><text:tab/>- less error-prone</text:p>
              <text:p><text:tab/>- efficient</text:p>
              <text:p><text:tab/>- documented</text:p>
              <text:p><text:tab/>- improve over time</text:p>
              <text:p/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 is Fabric?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286cm" svg:y="14.576cm" presentation:class="notes" presentation:user-transformed="true">
            <draw:text-box>
              <text:p>- A python package</text:p>
              <text:p>- You write normal python code</text:p>
              <text:p>- It executes locally</text:p>
              <text:p>- Uses SSH to remotely executes commands on host</text:p>
              <text:p/>
              <text:p>- A command line tool</text:p>
              <text:p>- A library</text:p>
              <text:p/>
              <text:p/>
              <text:p>NEXT: show intro/fabfile.py</text:p>
              <text:p text:style-name="P1"><text:span text:style-name="T1">fab -H localhost:2222 </text:span><text:span text:style-name="T1">-u vagrant -p vagrant</text:span></text:p>
              <text:p text:style-name="P1"><text:span text:style-name="T1"/></text:p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in concep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Task</text:p>
              </text:list-item>
              <text:list-item>
                <text:p>Command</text:p>
              </text:list-item>
              <text:list-item>
                <text:p>En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5.084cm" presentation:class="notes" presentation:user-transformed="true">
            <draw:text-box>
              <text:p text:style-name="P2">Env – global</text:p>
              <text:p text:style-name="P2">Env – arguments parsed and passed to task</text:p>
              <text:p text:style-name="P2"/>
              <text:p text:style-name="P2"/>
              <text:p text:style-name="P1"><text:span text:style-name="T1">Modify ENV:</text:span></text:p>
              <text:p text:style-name="P1"><text:span text:style-name="T1">env.user = vagrant</text:span></text:p>
              <text:p text:style-name="P1"><text:span text:style-name="T1">env.port = 2222</text:span></text:p>
              <text:p text:style-name="P1"><text:span text:style-name="T1">pp = pprint.PrettyPrinter()</text:span></text:p>
              <text:p text:style-name="P1"><text:span text:style-name="T1">pp.ppprint(env)</text:span></text:p>
              <text:p text:style-name="P1"><text:span text:style-name="T1">fab -H localhost -p vagrant</text:span></text:p>
              <text:p text:style-name="P1"><text:span text:style-name="T1"/></text:p>
              <text:p text:style-name="P1"><text:span text:style-name="T1">Show argument: pass txt</text:span>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d...</text:p>
          </draw:text-box>
        </draw:frame>
        <draw:frame presentation:style-name="pr4" draw:layer="layout" svg:width="25.199cm" svg:height="12.179cm" svg:x="1.016cm" svg:y="4.826cm" presentation:class="outline" presentation:user-transformed="true">
          <draw:text-box>
            <text:list text:style-name="L4">
              <text:list-item>
                <text:p>Local</text:p>
              </text:list-item>
              <text:list-item>
                <text:p>Roles</text:p>
              </text:list-item>
              <text:list-item>
                <text:p>Execution mod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ow deploy an app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What could possibly..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>
            <draw:text-box>
              <text:p>- assumption: system has already been setup using Puppet, Chef, Ansible, Salt or similar</text:p>
              <text:p/>
              <text:p>- what can go wrong? </text:p>
              <text:p><text:tab/>Outdated system software</text:p>
              <text:p><text:tab/>Incorrect release being deployed</text:p>
              <text:p><text:tab/>Background tasks queued</text:p>
              <text:p><text:tab/>Database migrations</text:p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1: System check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2: package app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3: deploy with Djang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-Regular" svg:font-family="Menlo-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4T14:11:30.109574000</meta:creation-date>
    <dc:date>2014-09-16T15:35:59.751780000</dc:date>
    <meta:editing-duration>P1DT9H42M8S</meta:editing-duration>
    <meta:editing-cycles>2</meta:editing-cycles>
    <meta:generator>LibreOffice/4.2.3.3$MacOSX_X86_64 LibreOffice_project/882f8a0a489bc99a9e60c7905a60226254cb6ff0</meta:generator>
    <meta:document-statistic meta:object-count="57"/>
  </office:meta>
</office:document-meta>
</file>